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eting with snehal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dashgo meeting</text:p>
          </table:table-cell>
          <table:table-cell table:style-name="ce14"/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task for iTunes page and flex 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changed the hard coded value of path to wav files and analyzed the flex functionality and report to snehal about the issu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chart for itunes sales trends</text:p>
          </table:table-cell>
          <table:table-cell table:style-name="ce6" office:value-type="float" office:value="4">
            <text:p>4.00</text:p>
          </table:table-cell>
          <table:table-cell table:style-name="ce11" office:value-type="string">
            <text:p>added the chart for itunes sales trends in the index page for each user log in and adjusted it according to space available,but needs to approve it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5">
          <table:table-cell table:style-name="ce2" office:value-type="string">
            <text:p>change page alignment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changed the alignment of pages for royalty statement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6">
          <table:table-cell table:style-name="ce2" office:value-type="string">
            <text:p>underline for existing link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added underlines for page for royalties tab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21:1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05T21:19:26</dc:date>
    <meta:editing-cycles>233</meta:editing-cycles>
    <meta:editing-duration>P25DT17H1S</meta:editing-duration>
    <meta:generator>BrOffice.org/3.3$Linux OpenOffice.org_project/330m20$Build-9567</meta:generator>
    <meta:document-statistic meta:table-count="1" meta:cell-count="24" meta:object-count="0"/>
  </office:meta>
</office:document-meta>
</file>